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3" table:number-columns-repeated="5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31">
            <text:p>40031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31">
            <text:p>65031</text:p>
          </table:table-cell>
          <table:table-cell office:value-type="float" office:value="70016">
            <text:p>70016</text:p>
          </table:table-cell>
          <table:table-cell office:value-type="float" office:value="75031">
            <text:p>75031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16">
            <text:p>95016</text:p>
          </table:table-cell>
          <table:table-cell office:value-type="float" office:value="100016">
            <text:p>100016</text:p>
          </table:table-cell>
          <table:table-cell office:value-type="float" office:value="105031">
            <text:p>105031</text:p>
          </table:table-cell>
          <table:table-cell office:value-type="float" office:value="110000">
            <text:p>110000</text:p>
          </table:table-cell>
          <table:table-cell office:value-type="float" office:value="115031">
            <text:p>115031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47">
            <text:p>140047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47">
            <text:p>185047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00">
            <text:p>240000</text:p>
          </table:table-cell>
          <table:table-cell office:value-type="float" office:value="245031">
            <text:p>245031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31">
            <text:p>265031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93891.457124808">
            <text:p>193891,45712481</text:p>
          </table:table-cell>
          <table:table-cell table:style-name="ce1" office:value-type="float" office:value="193799.978202418">
            <text:p>193799,97820242</text:p>
          </table:table-cell>
          <table:table-cell table:number-columns-repeated="5" table:style-name="ce1" office:value-type="float" office:value="193608.898582303">
            <text:p>193608,89858230</text:p>
          </table:table-cell>
          <table:table-cell table:number-columns-repeated="4" table:style-name="ce1" office:value-type="float" office:value="191671.997584966">
            <text:p>191671,99758497</text:p>
          </table:table-cell>
          <table:table-cell table:number-columns-repeated="2" table:style-name="ce1" office:value-type="float" office:value="190855.654125041">
            <text:p>190855,65412504</text:p>
          </table:table-cell>
          <table:table-cell table:number-columns-repeated="9" table:style-name="ce1" office:value-type="float" office:value="189267.275345668">
            <text:p>189267,27534567</text:p>
          </table:table-cell>
          <table:table-cell table:number-columns-repeated="4" table:style-name="ce1" office:value-type="float" office:value="188867.653885355">
            <text:p>188867,65388536</text:p>
          </table:table-cell>
          <table:table-cell table:style-name="ce1" office:value-type="float" office:value="188017.463339755">
            <text:p>188017,46333976</text:p>
          </table:table-cell>
          <table:table-cell table:style-name="ce1" office:value-type="float" office:value="187587.161554418">
            <text:p>187587,16155442</text:p>
          </table:table-cell>
          <table:table-cell table:number-columns-repeated="6" table:style-name="ce1" office:value-type="float" office:value="187058.273567136">
            <text:p>187058,27356714</text:p>
          </table:table-cell>
          <table:table-cell table:number-columns-repeated="4" table:style-name="ce1" office:value-type="float" office:value="186925.945369798">
            <text:p>186925,94536980</text:p>
          </table:table-cell>
          <table:table-cell table:number-columns-repeated="8" table:style-name="ce1" office:value-type="float" office:value="185996.066089627">
            <text:p>185996,06608963</text:p>
          </table:table-cell>
          <table:table-cell table:style-name="ce1" office:value-type="float" office:value="185880.606458615">
            <text:p>185880,60645862</text:p>
          </table:table-cell>
          <table:table-cell table:style-name="ce1" office:value-type="float" office:value="185353.013644287">
            <text:p>185353,01364429</text:p>
          </table:table-cell>
          <table:table-cell table:number-columns-repeated="2" table:style-name="ce1" office:value-type="float" office:value="185089.000080645">
            <text:p>185089,00008065</text:p>
          </table:table-cell>
          <table:table-cell table:number-columns-repeated="7" table:style-name="ce1" office:value-type="float" office:value="184929.233206888">
            <text:p>184929,23320689</text:p>
          </table:table-cell>
          <table:table-cell table:style-name="ce1" office:value-type="float" office:value="184824.998004561">
            <text:p>184824,99800456</text:p>
          </table:table-cell>
          <table:table-cell table:style-name="ce1" office:value-type="float" office:value="184716.613897292">
            <text:p>184716,61389729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number-columns-repeated="5" office:value-type="float" office:value="360">
            <text:p>360</text:p>
          </table:table-cell>
          <table:table-cell table:number-columns-repeated="4" office:value-type="float" office:value="959">
            <text:p>959</text:p>
          </table:table-cell>
          <table:table-cell table:number-columns-repeated="2" office:value-type="float" office:value="1568">
            <text:p>1568</text:p>
          </table:table-cell>
          <table:table-cell table:number-columns-repeated="9" office:value-type="float" office:value="1718">
            <text:p>1718</text:p>
          </table:table-cell>
          <table:table-cell table:number-columns-repeated="4" office:value-type="float" office:value="2944">
            <text:p>2944</text:p>
          </table:table-cell>
          <table:table-cell office:value-type="float" office:value="3528">
            <text:p>3528</text:p>
          </table:table-cell>
          <table:table-cell office:value-type="float" office:value="3534">
            <text:p>3534</text:p>
          </table:table-cell>
          <table:table-cell table:number-columns-repeated="6" office:value-type="float" office:value="3680">
            <text:p>3680</text:p>
          </table:table-cell>
          <table:table-cell table:number-columns-repeated="4" office:value-type="float" office:value="4496">
            <text:p>4496</text:p>
          </table:table-cell>
          <table:table-cell table:number-columns-repeated="8" office:value-type="float" office:value="5017">
            <text:p>5017</text:p>
          </table:table-cell>
          <table:table-cell office:value-type="float" office:value="6113">
            <text:p>6113</text:p>
          </table:table-cell>
          <table:table-cell office:value-type="float" office:value="6199">
            <text:p>6199</text:p>
          </table:table-cell>
          <table:table-cell table:number-columns-repeated="2" office:value-type="float" office:value="6281">
            <text:p>6281</text:p>
          </table:table-cell>
          <table:table-cell table:number-columns-repeated="7" office:value-type="float" office:value="6623">
            <text:p>6623</text:p>
          </table:table-cell>
          <table:table-cell office:value-type="float" office:value="7504">
            <text:p>7504</text:p>
          </table:table-cell>
          <table:table-cell office:value-type="float" office:value="7601">
            <text:p>7601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number-columns-repeated="2" table:style-name="ce1" office:value-type="float" office:value="199234.567764865">
            <text:p>199234,56776487</text:p>
          </table:table-cell>
          <table:table-cell table:number-columns-repeated="3" table:style-name="ce1" office:value-type="float" office:value="197094.858560042">
            <text:p>197094,85856004</text:p>
          </table:table-cell>
          <table:table-cell table:number-columns-repeated="2" table:style-name="ce1" office:value-type="float" office:value="196750.992367984">
            <text:p>196750,99236799</text:p>
          </table:table-cell>
          <table:table-cell table:number-columns-repeated="6" table:style-name="ce1" office:value-type="float" office:value="194660.331567566">
            <text:p>194660,33156757</text:p>
          </table:table-cell>
          <table:table-cell table:number-columns-repeated="3" table:style-name="ce1" office:value-type="float" office:value="194781.614293445">
            <text:p>194781,61429345</text:p>
          </table:table-cell>
          <table:table-cell table:number-columns-repeated="4" table:style-name="ce1" office:value-type="float" office:value="194452.087484527">
            <text:p>194452,08748453</text:p>
          </table:table-cell>
          <table:table-cell table:style-name="ce1" office:value-type="float" office:value="194302.917803451">
            <text:p>194302,91780345</text:p>
          </table:table-cell>
          <table:table-cell table:style-name="ce1" office:value-type="float" office:value="192039.313167315">
            <text:p>192039,31316732</text:p>
          </table:table-cell>
          <table:table-cell table:style-name="ce1" office:value-type="float" office:value="189675.575003942">
            <text:p>189675,57500394</text:p>
          </table:table-cell>
          <table:table-cell table:number-columns-repeated="3" table:style-name="ce1" office:value-type="float" office:value="189222.944643939">
            <text:p>189222,94464394</text:p>
          </table:table-cell>
          <table:table-cell table:style-name="ce1" office:value-type="float" office:value="188017.463339755">
            <text:p>188017,46333976</text:p>
          </table:table-cell>
          <table:table-cell table:style-name="ce1" office:value-type="float" office:value="187975.43676364">
            <text:p>187975,43676364</text:p>
          </table:table-cell>
          <table:table-cell table:number-columns-repeated="5" table:style-name="ce1" office:value-type="float" office:value="187058.273567136">
            <text:p>187058,27356714</text:p>
          </table:table-cell>
          <table:table-cell table:style-name="ce1" office:value-type="float" office:value="187115.327382236">
            <text:p>187115,32738224</text:p>
          </table:table-cell>
          <table:table-cell table:number-columns-repeated="4" table:style-name="ce1" office:value-type="float" office:value="186925.945369798">
            <text:p>186925,94536980</text:p>
          </table:table-cell>
          <table:table-cell table:number-columns-repeated="4" table:style-name="ce1" office:value-type="float" office:value="186948.899097027">
            <text:p>186948,89909703</text:p>
          </table:table-cell>
          <table:table-cell table:number-columns-repeated="4" table:style-name="ce1" office:value-type="float" office:value="186628.007606462">
            <text:p>186628,00760646</text:p>
          </table:table-cell>
          <table:table-cell table:number-columns-repeated="2" table:style-name="ce1" office:value-type="float" office:value="185880.606458615">
            <text:p>185880,60645862</text:p>
          </table:table-cell>
          <table:table-cell table:number-columns-repeated="2" table:style-name="ce1" office:value-type="float" office:value="185539.276932557">
            <text:p>185539,27693256</text:p>
          </table:table-cell>
          <table:table-cell table:number-columns-repeated="5" table:style-name="ce1" office:value-type="float" office:value="185481.948584054">
            <text:p>185481,94858405</text:p>
          </table:table-cell>
          <table:table-cell table:style-name="ce1" office:value-type="float" office:value="185194.598321083">
            <text:p>185194,59832108</text:p>
          </table:table-cell>
          <table:table-cell table:style-name="ce1" office:value-type="float" office:value="185126.638796695">
            <text:p>185126,63879670</text:p>
          </table:table-cell>
          <table:table-cell table:style-name="ce1" office:value-type="float" office:value="185025.716081187">
            <text:p>185025,71608119</text:p>
          </table:table-cell>
          <table:table-cell table:style-name="ce1" office:value-type="float" office:value="184716.613897292">
            <text:p>184716,61389729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float" office:value="391">
            <text:p>391</text:p>
          </table:table-cell>
          <table:table-cell office:value-type="float" office:value="522">
            <text:p>522</text:p>
          </table:table-cell>
          <table:table-cell office:value-type="float" office:value="654">
            <text:p>654</text:p>
          </table:table-cell>
          <table:table-cell office:value-type="float" office:value="786">
            <text:p>786</text:p>
          </table:table-cell>
          <table:table-cell office:value-type="float" office:value="918">
            <text:p>918</text:p>
          </table:table-cell>
          <table:table-cell office:value-type="float" office:value="1049">
            <text:p>1049</text:p>
          </table:table-cell>
          <table:table-cell office:value-type="float" office:value="1179">
            <text:p>1179</text:p>
          </table:table-cell>
          <table:table-cell office:value-type="float" office:value="1310">
            <text:p>1310</text:p>
          </table:table-cell>
          <table:table-cell office:value-type="float" office:value="1441">
            <text:p>1441</text:p>
          </table:table-cell>
          <table:table-cell office:value-type="float" office:value="1572">
            <text:p>1572</text:p>
          </table:table-cell>
          <table:table-cell office:value-type="float" office:value="1703">
            <text:p>1703</text:p>
          </table:table-cell>
          <table:table-cell office:value-type="float" office:value="1834">
            <text:p>1834</text:p>
          </table:table-cell>
          <table:table-cell office:value-type="float" office:value="1966">
            <text:p>1966</text:p>
          </table:table-cell>
          <table:table-cell office:value-type="float" office:value="2097">
            <text:p>2097</text:p>
          </table:table-cell>
          <table:table-cell office:value-type="float" office:value="2229">
            <text:p>2229</text:p>
          </table:table-cell>
          <table:table-cell office:value-type="float" office:value="2361">
            <text:p>2361</text:p>
          </table:table-cell>
          <table:table-cell office:value-type="float" office:value="2493">
            <text:p>2493</text:p>
          </table:table-cell>
          <table:table-cell office:value-type="float" office:value="2623">
            <text:p>2623</text:p>
          </table:table-cell>
          <table:table-cell office:value-type="float" office:value="2755">
            <text:p>2755</text:p>
          </table:table-cell>
          <table:table-cell office:value-type="float" office:value="2886">
            <text:p>2886</text:p>
          </table:table-cell>
          <table:table-cell office:value-type="float" office:value="3013">
            <text:p>3013</text:p>
          </table:table-cell>
          <table:table-cell office:value-type="float" office:value="3143">
            <text:p>3143</text:p>
          </table:table-cell>
          <table:table-cell office:value-type="float" office:value="3272">
            <text:p>3272</text:p>
          </table:table-cell>
          <table:table-cell office:value-type="float" office:value="3401">
            <text:p>3401</text:p>
          </table:table-cell>
          <table:table-cell office:value-type="float" office:value="3529">
            <text:p>3529</text:p>
          </table:table-cell>
          <table:table-cell office:value-type="float" office:value="3656">
            <text:p>3656</text:p>
          </table:table-cell>
          <table:table-cell office:value-type="float" office:value="3778">
            <text:p>3778</text:p>
          </table:table-cell>
          <table:table-cell office:value-type="float" office:value="3905">
            <text:p>3905</text:p>
          </table:table-cell>
          <table:table-cell office:value-type="float" office:value="4037">
            <text:p>4037</text:p>
          </table:table-cell>
          <table:table-cell office:value-type="float" office:value="4162">
            <text:p>4162</text:p>
          </table:table-cell>
          <table:table-cell office:value-type="float" office:value="4292">
            <text:p>4292</text:p>
          </table:table-cell>
          <table:table-cell office:value-type="float" office:value="4423">
            <text:p>4423</text:p>
          </table:table-cell>
          <table:table-cell office:value-type="float" office:value="4549">
            <text:p>4549</text:p>
          </table:table-cell>
          <table:table-cell office:value-type="float" office:value="4679">
            <text:p>4679</text:p>
          </table:table-cell>
          <table:table-cell office:value-type="float" office:value="4810">
            <text:p>4810</text:p>
          </table:table-cell>
          <table:table-cell office:value-type="float" office:value="4938">
            <text:p>4938</text:p>
          </table:table-cell>
          <table:table-cell office:value-type="float" office:value="5068">
            <text:p>5068</text:p>
          </table:table-cell>
          <table:table-cell office:value-type="float" office:value="5199">
            <text:p>5199</text:p>
          </table:table-cell>
          <table:table-cell office:value-type="float" office:value="5331">
            <text:p>5331</text:p>
          </table:table-cell>
          <table:table-cell office:value-type="float" office:value="5463">
            <text:p>5463</text:p>
          </table:table-cell>
          <table:table-cell office:value-type="float" office:value="5593">
            <text:p>5593</text:p>
          </table:table-cell>
          <table:table-cell office:value-type="float" office:value="5724">
            <text:p>5724</text:p>
          </table:table-cell>
          <table:table-cell office:value-type="float" office:value="5855">
            <text:p>5855</text:p>
          </table:table-cell>
          <table:table-cell office:value-type="float" office:value="5988">
            <text:p>5988</text:p>
          </table:table-cell>
          <table:table-cell office:value-type="float" office:value="6120">
            <text:p>6120</text:p>
          </table:table-cell>
          <table:table-cell office:value-type="float" office:value="6250">
            <text:p>6250</text:p>
          </table:table-cell>
          <table:table-cell office:value-type="float" office:value="6381">
            <text:p>6381</text:p>
          </table:table-cell>
          <table:table-cell office:value-type="float" office:value="6511">
            <text:p>6511</text:p>
          </table:table-cell>
          <table:table-cell office:value-type="float" office:value="6643">
            <text:p>6643</text:p>
          </table:table-cell>
          <table:table-cell office:value-type="float" office:value="6775">
            <text:p>6775</text:p>
          </table:table-cell>
          <table:table-cell office:value-type="float" office:value="6907">
            <text:p>6907</text:p>
          </table:table-cell>
          <table:table-cell office:value-type="float" office:value="7037">
            <text:p>7037</text:p>
          </table:table-cell>
          <table:table-cell office:value-type="float" office:value="7168">
            <text:p>7168</text:p>
          </table:table-cell>
          <table:table-cell office:value-type="float" office:value="7299">
            <text:p>7299</text:p>
          </table:table-cell>
          <table:table-cell office:value-type="float" office:value="7430">
            <text:p>7430</text:p>
          </table:table-cell>
          <table:table-cell office:value-type="float" office:value="7562">
            <text:p>7562</text:p>
          </table:table-cell>
          <table:table-cell office:value-type="float" office:value="7692">
            <text:p>769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8171.114603196">
            <text:p>188171,11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8089243.16181268">
            <text:p>8089243,16</text:p>
          </table:table-cell>
          <table:table-cell table:number-columns-repeated="58"/>
        </table:table-row>
        <table:table-row table:style-name="ro1">
          <table:table-cell>
            <draw:frame table:end-cell-address="Hoja1.E25" table:end-x="1.882cm" table:end-y="0.067cm" draw:z-index="0" draw:style-name="gr1" svg:width="16.355cm" svg:height="6.999cm" svg:x="0.636cm" svg:y="0.294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14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14:0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356cm" svg:height="7cm" chart:class="chart:scatter" chart:style-name="ch1">
        <chart:title svg:x="7.133cm" svg:y="0.141cm" chart:style-name="ch2">
          <text:p>prueba # 1</text:p>
        </chart:title>
        <chart:legend chart:legend-position="end" svg:x="14.639cm" svg:y="3.193cm" chart:style-name="ch3"/>
        <chart:plot-area chart:style-name="ch4" table:cell-range-address="Hoja1.A1:Hoja1.BH2" chart:data-source-has-labels="column" svg:x="0.453cm" svg:y="0.784cm" svg:width="13.859cm" svg:height="5.996cm">
          <chart:axis chart:dimension="x" chart:name="primary-x" chart:style-name="ch5">
            <chart:title svg:x="7.179cm" svg:y="6.323cm" chart:style-name="ch6">
              <text:p>tiempo</text:p>
            </chart:title>
          </chart:axis>
          <chart:axis chart:dimension="y" chart:name="primary-y" chart:style-name="ch7">
            <chart:title svg:x="0.328cm" svg:y="3.88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16">
                <text:p>15016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16">
                <text:p>35016</text:p>
              </table:table-cell>
              <table:table-cell office:value-type="float" office:value="40031">
                <text:p>40031</text:p>
              </table:table-cell>
              <table:table-cell office:value-type="float" office:value="45000">
                <text:p>45000</text:p>
              </table:table-cell>
              <table:table-cell office:value-type="float" office:value="50016">
                <text:p>50016</text:p>
              </table:table-cell>
              <table:table-cell office:value-type="float" office:value="55000">
                <text:p>55000</text:p>
              </table:table-cell>
              <table:table-cell office:value-type="float" office:value="60016">
                <text:p>60016</text:p>
              </table:table-cell>
              <table:table-cell office:value-type="float" office:value="65031">
                <text:p>65031</text:p>
              </table:table-cell>
              <table:table-cell office:value-type="float" office:value="70016">
                <text:p>70016</text:p>
              </table:table-cell>
              <table:table-cell office:value-type="float" office:value="75031">
                <text:p>75031</text:p>
              </table:table-cell>
              <table:table-cell office:value-type="float" office:value="80016">
                <text:p>80016</text:p>
              </table:table-cell>
              <table:table-cell office:value-type="float" office:value="85000">
                <text:p>85000</text:p>
              </table:table-cell>
              <table:table-cell office:value-type="float" office:value="90016">
                <text:p>90016</text:p>
              </table:table-cell>
              <table:table-cell office:value-type="float" office:value="95016">
                <text:p>95016</text:p>
              </table:table-cell>
              <table:table-cell office:value-type="float" office:value="100016">
                <text:p>100016</text:p>
              </table:table-cell>
              <table:table-cell office:value-type="float" office:value="105031">
                <text:p>105031</text:p>
              </table:table-cell>
              <table:table-cell office:value-type="float" office:value="110000">
                <text:p>110000</text:p>
              </table:table-cell>
              <table:table-cell office:value-type="float" office:value="115031">
                <text:p>115031</text:p>
              </table:table-cell>
              <table:table-cell office:value-type="float" office:value="120016">
                <text:p>120016</text:p>
              </table:table-cell>
              <table:table-cell office:value-type="float" office:value="125016">
                <text:p>125016</text:p>
              </table:table-cell>
              <table:table-cell office:value-type="float" office:value="130016">
                <text:p>130016</text:p>
              </table:table-cell>
              <table:table-cell office:value-type="float" office:value="135016">
                <text:p>135016</text:p>
              </table:table-cell>
              <table:table-cell office:value-type="float" office:value="140047">
                <text:p>140047</text:p>
              </table:table-cell>
              <table:table-cell office:value-type="float" office:value="145000">
                <text:p>145000</text:p>
              </table:table-cell>
              <table:table-cell office:value-type="float" office:value="150016">
                <text:p>150016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16">
                <text:p>165016</text:p>
              </table:table-cell>
              <table:table-cell office:value-type="float" office:value="170000">
                <text:p>170000</text:p>
              </table:table-cell>
              <table:table-cell office:value-type="float" office:value="175016">
                <text:p>175016</text:p>
              </table:table-cell>
              <table:table-cell office:value-type="float" office:value="180016">
                <text:p>180016</text:p>
              </table:table-cell>
              <table:table-cell office:value-type="float" office:value="185047">
                <text:p>185047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16">
                <text:p>200016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16">
                <text:p>215016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16">
                <text:p>230016</text:p>
              </table:table-cell>
              <table:table-cell office:value-type="float" office:value="235016">
                <text:p>235016</text:p>
              </table:table-cell>
              <table:table-cell office:value-type="float" office:value="240000">
                <text:p>240000</text:p>
              </table:table-cell>
              <table:table-cell office:value-type="float" office:value="245031">
                <text:p>245031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31">
                <text:p>265031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16">
                <text:p>280016</text:p>
              </table:table-cell>
              <table:table-cell office:value-type="float" office:value="285000">
                <text:p>285000</text:p>
              </table:table-cell>
              <table:table-cell office:value-type="float" office:value="290016">
                <text:p>290016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93891.457124808">
                <text:p>193891.457124808</text:p>
              </table:table-cell>
              <table:table-cell office:value-type="float" office:value="193799.978202418">
                <text:p>193799.978202418</text:p>
              </table:table-cell>
              <table:table-cell office:value-type="float" office:value="193608.898582303">
                <text:p>193608.898582303</text:p>
              </table:table-cell>
              <table:table-cell office:value-type="float" office:value="193608.898582303">
                <text:p>193608.898582303</text:p>
              </table:table-cell>
              <table:table-cell office:value-type="float" office:value="193608.898582303">
                <text:p>193608.898582303</text:p>
              </table:table-cell>
              <table:table-cell office:value-type="float" office:value="193608.898582303">
                <text:p>193608.898582303</text:p>
              </table:table-cell>
              <table:table-cell office:value-type="float" office:value="193608.898582303">
                <text:p>193608.898582303</text:p>
              </table:table-cell>
              <table:table-cell office:value-type="float" office:value="191671.997584966">
                <text:p>191671.997584966</text:p>
              </table:table-cell>
              <table:table-cell office:value-type="float" office:value="191671.997584966">
                <text:p>191671.997584966</text:p>
              </table:table-cell>
              <table:table-cell office:value-type="float" office:value="191671.997584966">
                <text:p>191671.997584966</text:p>
              </table:table-cell>
              <table:table-cell office:value-type="float" office:value="191671.997584966">
                <text:p>191671.997584966</text:p>
              </table:table-cell>
              <table:table-cell office:value-type="float" office:value="190855.654125041">
                <text:p>190855.654125041</text:p>
              </table:table-cell>
              <table:table-cell office:value-type="float" office:value="190855.654125041">
                <text:p>190855.654125041</text:p>
              </table:table-cell>
              <table:table-cell office:value-type="float" office:value="189267.275345668">
                <text:p>189267.275345668</text:p>
              </table:table-cell>
              <table:table-cell office:value-type="float" office:value="189267.275345668">
                <text:p>189267.275345668</text:p>
              </table:table-cell>
              <table:table-cell office:value-type="float" office:value="189267.275345668">
                <text:p>189267.275345668</text:p>
              </table:table-cell>
              <table:table-cell office:value-type="float" office:value="189267.275345668">
                <text:p>189267.275345668</text:p>
              </table:table-cell>
              <table:table-cell office:value-type="float" office:value="189267.275345668">
                <text:p>189267.275345668</text:p>
              </table:table-cell>
              <table:table-cell office:value-type="float" office:value="189267.275345668">
                <text:p>189267.275345668</text:p>
              </table:table-cell>
              <table:table-cell office:value-type="float" office:value="189267.275345668">
                <text:p>189267.275345668</text:p>
              </table:table-cell>
              <table:table-cell office:value-type="float" office:value="189267.275345668">
                <text:p>189267.275345668</text:p>
              </table:table-cell>
              <table:table-cell office:value-type="float" office:value="189267.275345668">
                <text:p>189267.275345668</text:p>
              </table:table-cell>
              <table:table-cell office:value-type="float" office:value="188867.653885355">
                <text:p>188867.653885355</text:p>
              </table:table-cell>
              <table:table-cell office:value-type="float" office:value="188867.653885355">
                <text:p>188867.653885355</text:p>
              </table:table-cell>
              <table:table-cell office:value-type="float" office:value="188867.653885355">
                <text:p>188867.653885355</text:p>
              </table:table-cell>
              <table:table-cell office:value-type="float" office:value="188867.653885355">
                <text:p>188867.653885355</text:p>
              </table:table-cell>
              <table:table-cell office:value-type="float" office:value="188017.463339755">
                <text:p>188017.463339755</text:p>
              </table:table-cell>
              <table:table-cell office:value-type="float" office:value="187587.161554418">
                <text:p>187587.161554418</text:p>
              </table:table-cell>
              <table:table-cell office:value-type="float" office:value="187058.273567136">
                <text:p>187058.273567136</text:p>
              </table:table-cell>
              <table:table-cell office:value-type="float" office:value="187058.273567136">
                <text:p>187058.273567136</text:p>
              </table:table-cell>
              <table:table-cell office:value-type="float" office:value="187058.273567136">
                <text:p>187058.273567136</text:p>
              </table:table-cell>
              <table:table-cell office:value-type="float" office:value="187058.273567136">
                <text:p>187058.273567136</text:p>
              </table:table-cell>
              <table:table-cell office:value-type="float" office:value="187058.273567136">
                <text:p>187058.273567136</text:p>
              </table:table-cell>
              <table:table-cell office:value-type="float" office:value="187058.273567136">
                <text:p>187058.273567136</text:p>
              </table:table-cell>
              <table:table-cell office:value-type="float" office:value="186925.945369798">
                <text:p>186925.945369798</text:p>
              </table:table-cell>
              <table:table-cell office:value-type="float" office:value="186925.945369798">
                <text:p>186925.945369798</text:p>
              </table:table-cell>
              <table:table-cell office:value-type="float" office:value="186925.945369798">
                <text:p>186925.945369798</text:p>
              </table:table-cell>
              <table:table-cell office:value-type="float" office:value="186925.945369798">
                <text:p>186925.945369798</text:p>
              </table:table-cell>
              <table:table-cell office:value-type="float" office:value="185996.066089627">
                <text:p>185996.066089627</text:p>
              </table:table-cell>
              <table:table-cell office:value-type="float" office:value="185996.066089627">
                <text:p>185996.066089627</text:p>
              </table:table-cell>
              <table:table-cell office:value-type="float" office:value="185996.066089627">
                <text:p>185996.066089627</text:p>
              </table:table-cell>
              <table:table-cell office:value-type="float" office:value="185996.066089627">
                <text:p>185996.066089627</text:p>
              </table:table-cell>
              <table:table-cell office:value-type="float" office:value="185996.066089627">
                <text:p>185996.066089627</text:p>
              </table:table-cell>
              <table:table-cell office:value-type="float" office:value="185996.066089627">
                <text:p>185996.066089627</text:p>
              </table:table-cell>
              <table:table-cell office:value-type="float" office:value="185996.066089627">
                <text:p>185996.066089627</text:p>
              </table:table-cell>
              <table:table-cell office:value-type="float" office:value="185996.066089627">
                <text:p>185996.066089627</text:p>
              </table:table-cell>
              <table:table-cell office:value-type="float" office:value="185880.606458615">
                <text:p>185880.606458615</text:p>
              </table:table-cell>
              <table:table-cell office:value-type="float" office:value="185353.013644287">
                <text:p>185353.013644287</text:p>
              </table:table-cell>
              <table:table-cell office:value-type="float" office:value="185089.000080645">
                <text:p>185089.000080645</text:p>
              </table:table-cell>
              <table:table-cell office:value-type="float" office:value="185089.000080645">
                <text:p>185089.000080645</text:p>
              </table:table-cell>
              <table:table-cell office:value-type="float" office:value="184929.233206888">
                <text:p>184929.233206888</text:p>
              </table:table-cell>
              <table:table-cell office:value-type="float" office:value="184929.233206888">
                <text:p>184929.233206888</text:p>
              </table:table-cell>
              <table:table-cell office:value-type="float" office:value="184929.233206888">
                <text:p>184929.233206888</text:p>
              </table:table-cell>
              <table:table-cell office:value-type="float" office:value="184929.233206888">
                <text:p>184929.233206888</text:p>
              </table:table-cell>
              <table:table-cell office:value-type="float" office:value="184929.233206888">
                <text:p>184929.233206888</text:p>
              </table:table-cell>
              <table:table-cell office:value-type="float" office:value="184929.233206888">
                <text:p>184929.233206888</text:p>
              </table:table-cell>
              <table:table-cell office:value-type="float" office:value="184929.233206888">
                <text:p>184929.233206888</text:p>
              </table:table-cell>
              <table:table-cell office:value-type="float" office:value="184824.998004561">
                <text:p>184824.998004561</text:p>
              </table:table-cell>
              <table:table-cell office:value-type="float" office:value="184716.613897292">
                <text:p>184716.613897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